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096c" officeooo:paragraph-rsid="0013096c"/>
    </style:style>
    <style:style style:name="P2" style:family="paragraph" style:parent-style-name="Standard" style:list-style-name="L2">
      <style:text-properties officeooo:rsid="0013096c" officeooo:paragraph-rsid="0013096c"/>
    </style:style>
    <style:style style:name="P3" style:family="paragraph" style:parent-style-name="Standard" style:list-style-name="L2">
      <style:text-properties officeooo:rsid="0013ab48" officeooo:paragraph-rsid="0013ab48"/>
    </style:style>
    <style:style style:name="P4" style:family="paragraph" style:parent-style-name="Standard" style:list-style-name="L2">
      <style:text-properties officeooo:rsid="0013d361" officeooo:paragraph-rsid="0013d361"/>
    </style:style>
    <style:style style:name="P5" style:family="paragraph" style:parent-style-name="Standard" style:list-style-name="L2">
      <style:text-properties officeooo:rsid="00146a80" officeooo:paragraph-rsid="00146a80"/>
    </style:style>
    <style:style style:name="P6" style:family="paragraph" style:parent-style-name="Standard" style:list-style-name="L2">
      <style:text-properties officeooo:rsid="00146fb4" officeooo:paragraph-rsid="00146fb4"/>
    </style:style>
    <style:style style:name="P7" style:family="paragraph" style:parent-style-name="Standard" style:list-style-name="L2">
      <style:text-properties officeooo:rsid="00162153" officeooo:paragraph-rsid="00162153"/>
    </style:style>
    <style:style style:name="P8" style:family="paragraph" style:parent-style-name="Standard" style:list-style-name="L2">
      <style:text-properties officeooo:rsid="001c44a2" officeooo:paragraph-rsid="001dfb4f"/>
    </style:style>
    <style:style style:name="P9" style:family="paragraph" style:parent-style-name="Standard" style:list-style-name="L2">
      <style:text-properties officeooo:rsid="001f8857" officeooo:paragraph-rsid="001f8857"/>
    </style:style>
    <style:style style:name="P10" style:family="paragraph" style:parent-style-name="Standard" style:list-style-name="L2">
      <style:text-properties officeooo:rsid="001fd084" officeooo:paragraph-rsid="001fd084"/>
    </style:style>
    <style:style style:name="P11" style:family="paragraph" style:parent-style-name="Standard" style:list-style-name="L2">
      <style:text-properties officeooo:rsid="002087ea" officeooo:paragraph-rsid="002087ea"/>
    </style:style>
    <style:style style:name="P12" style:family="paragraph" style:parent-style-name="Standard" style:list-style-name="L2">
      <style:text-properties officeooo:rsid="00210855" officeooo:paragraph-rsid="00210855"/>
    </style:style>
    <style:style style:name="P13" style:family="paragraph" style:parent-style-name="Standard" style:list-style-name="L2">
      <style:text-properties officeooo:rsid="0021e3de" officeooo:paragraph-rsid="0021e3de"/>
    </style:style>
    <style:style style:name="P14" style:family="paragraph" style:parent-style-name="Standard" style:list-style-name="L2">
      <style:text-properties officeooo:rsid="0022991b" officeooo:paragraph-rsid="0022991b"/>
    </style:style>
    <style:style style:name="P15" style:family="paragraph" style:parent-style-name="Standard" style:list-style-name="L2">
      <style:text-properties officeooo:rsid="00233bb7" officeooo:paragraph-rsid="00233bb7"/>
    </style:style>
    <style:style style:name="P16" style:family="paragraph" style:parent-style-name="Standard" style:list-style-name="L2">
      <style:text-properties officeooo:rsid="00235316" officeooo:paragraph-rsid="00235316"/>
    </style:style>
    <style:style style:name="P17" style:family="paragraph" style:parent-style-name="Standard" style:list-style-name="L2">
      <style:text-properties officeooo:rsid="0026103c" officeooo:paragraph-rsid="0026103c"/>
    </style:style>
    <style:style style:name="P18" style:family="paragraph" style:parent-style-name="Standard" style:list-style-name="L2">
      <style:text-properties officeooo:rsid="00277254" officeooo:paragraph-rsid="00277254"/>
    </style:style>
    <style:style style:name="P19" style:family="paragraph" style:parent-style-name="Standard" style:list-style-name="L2">
      <style:text-properties officeooo:rsid="00298eda" officeooo:paragraph-rsid="00298eda"/>
    </style:style>
    <style:style style:name="P20" style:family="paragraph" style:parent-style-name="Standard" style:list-style-name="L2">
      <style:text-properties officeooo:rsid="002ab0d5" officeooo:paragraph-rsid="002ab0d5"/>
    </style:style>
    <style:style style:name="P21" style:family="paragraph" style:parent-style-name="Standard" style:list-style-name="L2">
      <style:text-properties officeooo:rsid="002baa08" officeooo:paragraph-rsid="002baa08"/>
    </style:style>
    <style:style style:name="P22" style:family="paragraph" style:parent-style-name="Standard" style:list-style-name="L2">
      <style:text-properties officeooo:rsid="002d052e" officeooo:paragraph-rsid="002d052e"/>
    </style:style>
    <style:style style:name="P23" style:family="paragraph" style:parent-style-name="Standard" style:list-style-name="L2">
      <style:text-properties officeooo:rsid="0034c156" officeooo:paragraph-rsid="0034c156"/>
    </style:style>
    <style:style style:name="P24" style:family="paragraph" style:parent-style-name="Standard" style:list-style-name="L2">
      <style:text-properties officeooo:rsid="0038d143" officeooo:paragraph-rsid="0038d143"/>
    </style:style>
    <style:style style:name="P25" style:family="paragraph" style:parent-style-name="Standard" style:list-style-name="L2">
      <style:text-properties officeooo:rsid="003a7676" officeooo:paragraph-rsid="003a7676"/>
    </style:style>
    <style:style style:name="P26" style:family="paragraph" style:parent-style-name="Standard" style:list-style-name="L2">
      <style:text-properties officeooo:rsid="003b43dd" officeooo:paragraph-rsid="003b43dd"/>
    </style:style>
    <style:style style:name="P27" style:family="paragraph" style:parent-style-name="Standard" style:list-style-name="L2">
      <style:text-properties officeooo:rsid="003bc398" officeooo:paragraph-rsid="003bc398"/>
    </style:style>
    <style:style style:name="P28" style:family="paragraph" style:parent-style-name="Standard" style:list-style-name="L2">
      <style:text-properties officeooo:rsid="003c357f" officeooo:paragraph-rsid="003c357f"/>
    </style:style>
    <style:style style:name="P29" style:family="paragraph" style:parent-style-name="Standard" style:list-style-name="L2">
      <style:text-properties officeooo:rsid="003de334" officeooo:paragraph-rsid="003de334"/>
    </style:style>
    <style:style style:name="P30" style:family="paragraph" style:parent-style-name="Standard" style:list-style-name="L2">
      <style:text-properties officeooo:rsid="00413308" officeooo:paragraph-rsid="00413308"/>
    </style:style>
    <style:style style:name="P31" style:family="paragraph" style:parent-style-name="Standard" style:list-style-name="L2">
      <style:text-properties officeooo:rsid="0041b51e" officeooo:paragraph-rsid="0041b51e"/>
    </style:style>
    <style:style style:name="P32" style:family="paragraph" style:parent-style-name="Standard" style:list-style-name="L2">
      <style:text-properties officeooo:rsid="00428f46" officeooo:paragraph-rsid="00428f46"/>
    </style:style>
    <style:style style:name="P33" style:family="paragraph" style:parent-style-name="Standard" style:list-style-name="L2">
      <style:text-properties officeooo:rsid="0045fb0f" officeooo:paragraph-rsid="0045fb0f"/>
    </style:style>
    <style:style style:name="P34" style:family="paragraph" style:parent-style-name="Standard" style:list-style-name="L2">
      <style:text-properties officeooo:rsid="00479c01" officeooo:paragraph-rsid="00479c01"/>
    </style:style>
    <style:style style:name="P35" style:family="paragraph" style:parent-style-name="Standard" style:list-style-name="L2">
      <style:text-properties officeooo:rsid="0048c4d5" officeooo:paragraph-rsid="0048c4d5"/>
    </style:style>
    <style:style style:name="P36" style:family="paragraph" style:parent-style-name="Standard" style:list-style-name="L2">
      <style:text-properties officeooo:rsid="004961f4" officeooo:paragraph-rsid="004961f4"/>
    </style:style>
    <style:style style:name="P37" style:family="paragraph" style:parent-style-name="Standard" style:list-style-name="L2">
      <style:text-properties officeooo:rsid="004bd833" officeooo:paragraph-rsid="004bd833"/>
    </style:style>
    <style:style style:name="P38" style:family="paragraph" style:parent-style-name="Standard" style:list-style-name="L2">
      <style:text-properties officeooo:rsid="004ef98e" officeooo:paragraph-rsid="004ef98e"/>
    </style:style>
    <style:style style:name="P39" style:family="paragraph" style:parent-style-name="Standard" style:list-style-name="L2">
      <style:text-properties officeooo:rsid="004f607c" officeooo:paragraph-rsid="004f607c"/>
    </style:style>
    <style:style style:name="P40" style:family="paragraph" style:parent-style-name="Standard" style:list-style-name="L2">
      <style:text-properties officeooo:rsid="0050ba30" officeooo:paragraph-rsid="0050ba30"/>
    </style:style>
    <style:style style:name="P41" style:family="paragraph" style:parent-style-name="Standard" style:list-style-name="L2">
      <style:text-properties officeooo:rsid="00537399" officeooo:paragraph-rsid="00537399"/>
    </style:style>
    <style:style style:name="P42" style:family="paragraph" style:parent-style-name="Standard" style:list-style-name="L2">
      <style:text-properties officeooo:rsid="0053ea90" officeooo:paragraph-rsid="0053ea90"/>
    </style:style>
    <style:style style:name="P43" style:family="paragraph" style:parent-style-name="Standard" style:list-style-name="L2">
      <style:text-properties officeooo:rsid="005549b7" officeooo:paragraph-rsid="005549b7"/>
    </style:style>
    <style:style style:name="P44" style:family="paragraph" style:parent-style-name="Standard" style:list-style-name="L2">
      <style:text-properties officeooo:rsid="005568ec" officeooo:paragraph-rsid="005568ec"/>
    </style:style>
    <style:style style:name="P45" style:family="paragraph" style:parent-style-name="Standard" style:list-style-name="L2">
      <style:text-properties officeooo:rsid="0056ef13" officeooo:paragraph-rsid="0056ef13"/>
    </style:style>
    <style:style style:name="P46" style:family="paragraph" style:parent-style-name="Standard" style:list-style-name="L2">
      <style:text-properties officeooo:rsid="00589422" officeooo:paragraph-rsid="00589422"/>
    </style:style>
    <style:style style:name="P47" style:family="paragraph" style:parent-style-name="Standard" style:list-style-name="L2">
      <style:text-properties officeooo:rsid="0059da42" officeooo:paragraph-rsid="0059da42"/>
    </style:style>
    <style:style style:name="P48" style:family="paragraph" style:parent-style-name="Standard" style:list-style-name="L2">
      <style:text-properties officeooo:rsid="005a981b" officeooo:paragraph-rsid="005a981b"/>
    </style:style>
    <style:style style:name="P49" style:family="paragraph" style:parent-style-name="Standard" style:list-style-name="L2">
      <style:text-properties officeooo:rsid="005ad2b2" officeooo:paragraph-rsid="005ad2b2"/>
    </style:style>
    <style:style style:name="P50" style:family="paragraph" style:parent-style-name="Standard" style:list-style-name="L2">
      <style:text-properties officeooo:rsid="005b9204" officeooo:paragraph-rsid="005b9204"/>
    </style:style>
    <style:style style:name="P51" style:family="paragraph" style:parent-style-name="Standard" style:list-style-name="L2">
      <style:text-properties officeooo:rsid="005cf16f" officeooo:paragraph-rsid="005cf16f"/>
    </style:style>
    <style:style style:name="P52" style:family="paragraph" style:parent-style-name="Standard" style:list-style-name="L2">
      <style:text-properties officeooo:rsid="005e34ec" officeooo:paragraph-rsid="005e34ec"/>
    </style:style>
    <style:style style:name="P53" style:family="paragraph" style:parent-style-name="Standard" style:list-style-name="L2">
      <style:text-properties officeooo:rsid="00603226" officeooo:paragraph-rsid="00603226"/>
    </style:style>
    <style:style style:name="P54" style:family="paragraph" style:parent-style-name="Standard" style:list-style-name="L2">
      <style:text-properties officeooo:rsid="0061e85e" officeooo:paragraph-rsid="0061e85e"/>
    </style:style>
    <style:style style:name="P55" style:family="paragraph" style:parent-style-name="Standard" style:list-style-name="L2">
      <style:text-properties officeooo:rsid="0064ea79" officeooo:paragraph-rsid="0064ea79"/>
    </style:style>
    <style:style style:name="P56" style:family="paragraph" style:parent-style-name="Standard" style:list-style-name="L2">
      <style:text-properties officeooo:rsid="00654521" officeooo:paragraph-rsid="00654521"/>
    </style:style>
    <style:style style:name="P57" style:family="paragraph" style:parent-style-name="Standard" style:list-style-name="L2">
      <style:text-properties officeooo:rsid="00668dc9" officeooo:paragraph-rsid="00668dc9"/>
    </style:style>
    <style:style style:name="P58" style:family="paragraph" style:parent-style-name="Standard" style:list-style-name="L2">
      <style:text-properties officeooo:rsid="006a2897" officeooo:paragraph-rsid="006a2897"/>
    </style:style>
    <style:style style:name="P59" style:family="paragraph" style:parent-style-name="Standard" style:list-style-name="L2">
      <style:text-properties officeooo:rsid="006ae749" officeooo:paragraph-rsid="006ae749"/>
    </style:style>
    <style:style style:name="P60" style:family="paragraph" style:parent-style-name="Standard" style:list-style-name="L2">
      <style:text-properties officeooo:rsid="006c5d55" officeooo:paragraph-rsid="006c5d55"/>
    </style:style>
    <style:style style:name="P61" style:family="paragraph" style:parent-style-name="Standard" style:list-style-name="L2">
      <style:text-properties officeooo:rsid="006dde15" officeooo:paragraph-rsid="006dde15"/>
    </style:style>
    <style:style style:name="P62" style:family="paragraph" style:parent-style-name="Standard" style:list-style-name="L2">
      <style:text-properties officeooo:rsid="006df4cf" officeooo:paragraph-rsid="006df4cf"/>
    </style:style>
    <style:style style:name="P63" style:family="paragraph" style:parent-style-name="Standard" style:list-style-name="L2">
      <style:text-properties officeooo:rsid="006f1ccd" officeooo:paragraph-rsid="006f1ccd"/>
    </style:style>
    <style:style style:name="P64" style:family="paragraph" style:parent-style-name="Standard" style:list-style-name="L2">
      <style:text-properties officeooo:rsid="0073d96a" officeooo:paragraph-rsid="0073d96a"/>
    </style:style>
    <style:style style:name="P65" style:family="paragraph" style:parent-style-name="Standard" style:list-style-name="L2">
      <style:text-properties officeooo:rsid="00753caa" officeooo:paragraph-rsid="00753caa"/>
    </style:style>
    <style:style style:name="P66" style:family="paragraph" style:parent-style-name="Standard" style:list-style-name="L2">
      <style:text-properties officeooo:rsid="0076395e" officeooo:paragraph-rsid="0076395e"/>
    </style:style>
    <style:style style:name="P67" style:family="paragraph" style:parent-style-name="Standard" style:list-style-name="L2">
      <style:text-properties officeooo:rsid="00769a13" officeooo:paragraph-rsid="00769a13"/>
    </style:style>
    <style:style style:name="P68" style:family="paragraph" style:parent-style-name="Standard" style:list-style-name="L2">
      <style:text-properties officeooo:rsid="0077bcca" officeooo:paragraph-rsid="0077bcca"/>
    </style:style>
    <style:style style:name="P69" style:family="paragraph" style:parent-style-name="Standard" style:list-style-name="L2">
      <style:text-properties officeooo:rsid="00780a4d" officeooo:paragraph-rsid="00780a4d"/>
    </style:style>
    <style:style style:name="P70" style:family="paragraph" style:parent-style-name="Standard" style:list-style-name="L2">
      <style:text-properties officeooo:rsid="0079fc60" officeooo:paragraph-rsid="0079fc60"/>
    </style:style>
    <style:style style:name="P71" style:family="paragraph" style:parent-style-name="Standard" style:list-style-name="L2">
      <style:text-properties officeooo:rsid="007a27bd" officeooo:paragraph-rsid="007a27bd"/>
    </style:style>
    <style:style style:name="P72" style:family="paragraph" style:parent-style-name="Standard" style:list-style-name="L2">
      <style:text-properties officeooo:rsid="007a43cc" officeooo:paragraph-rsid="007a43cc"/>
    </style:style>
    <style:style style:name="P73" style:family="paragraph" style:parent-style-name="Standard" style:list-style-name="L2">
      <style:text-properties officeooo:rsid="007b9815" officeooo:paragraph-rsid="007b9815"/>
    </style:style>
    <style:style style:name="P74" style:family="paragraph" style:parent-style-name="Standard" style:list-style-name="L2">
      <style:text-properties officeooo:rsid="007d5c19" officeooo:paragraph-rsid="007d5c19"/>
    </style:style>
    <style:style style:name="P75" style:family="paragraph" style:parent-style-name="Standard" style:list-style-name="">
      <style:text-properties officeooo:rsid="007eb723" officeooo:paragraph-rsid="007eb723"/>
    </style:style>
    <style:style style:name="P76" style:family="paragraph" style:parent-style-name="Standard" style:list-style-name="L2">
      <style:text-properties officeooo:rsid="0083a9ed" officeooo:paragraph-rsid="0083a9ed"/>
    </style:style>
    <style:style style:name="P77" style:family="paragraph" style:parent-style-name="Standard" style:list-style-name="L2">
      <style:text-properties officeooo:rsid="0086768b" officeooo:paragraph-rsid="0086768b"/>
    </style:style>
    <style:style style:name="P78" style:family="paragraph" style:parent-style-name="Standard" style:list-style-name="L2">
      <style:text-properties officeooo:rsid="0087f93a" officeooo:paragraph-rsid="0087f93a"/>
    </style:style>
    <style:style style:name="P79" style:family="paragraph" style:parent-style-name="Standard" style:list-style-name="L2">
      <style:text-properties officeooo:rsid="00894dbf" officeooo:paragraph-rsid="00894dbf"/>
    </style:style>
    <style:style style:name="P80" style:family="paragraph" style:parent-style-name="Standard" style:list-style-name="L2">
      <style:text-properties officeooo:rsid="008d440a" officeooo:paragraph-rsid="008d440a"/>
    </style:style>
    <style:style style:name="P81" style:family="paragraph" style:parent-style-name="Standard" style:list-style-name="L2">
      <style:text-properties officeooo:rsid="008e8ba3" officeooo:paragraph-rsid="008e8ba3"/>
    </style:style>
    <style:style style:name="P82" style:family="paragraph" style:parent-style-name="Standard" style:list-style-name="L2">
      <style:text-properties officeooo:rsid="008fda90" officeooo:paragraph-rsid="008fda90"/>
    </style:style>
    <style:style style:name="P83" style:family="paragraph" style:parent-style-name="Standard" style:list-style-name="L2">
      <style:text-properties officeooo:rsid="0090aad7" officeooo:paragraph-rsid="0090aad7"/>
    </style:style>
    <style:style style:name="P84" style:family="paragraph" style:parent-style-name="Standard" style:list-style-name="L2">
      <style:text-properties officeooo:rsid="0092b561" officeooo:paragraph-rsid="0092b561"/>
    </style:style>
    <style:style style:name="P85" style:family="paragraph" style:parent-style-name="Standard" style:list-style-name="L2">
      <style:text-properties officeooo:rsid="0095cbbf" officeooo:paragraph-rsid="0095cbbf"/>
    </style:style>
    <style:style style:name="P86" style:family="paragraph" style:parent-style-name="Standard" style:list-style-name="L2">
      <style:text-properties officeooo:rsid="0097f2c4" officeooo:paragraph-rsid="0097f2c4"/>
    </style:style>
    <style:style style:name="P87" style:family="paragraph" style:parent-style-name="Standard" style:list-style-name="L2">
      <style:text-properties officeooo:rsid="0099d006" officeooo:paragraph-rsid="0099d006"/>
    </style:style>
    <style:style style:name="P88" style:family="paragraph" style:parent-style-name="Standard" style:list-style-name="L2">
      <style:text-properties officeooo:rsid="009a0476" officeooo:paragraph-rsid="009a0476"/>
    </style:style>
    <style:style style:name="P89" style:family="paragraph" style:parent-style-name="Standard" style:list-style-name="L2">
      <style:text-properties officeooo:rsid="009b56c4" officeooo:paragraph-rsid="009b56c4"/>
    </style:style>
    <style:style style:name="P90" style:family="paragraph" style:parent-style-name="Standard" style:list-style-name="L2">
      <style:text-properties officeooo:rsid="009c79f6" officeooo:paragraph-rsid="009c79f6"/>
    </style:style>
    <style:style style:name="P91" style:family="paragraph" style:parent-style-name="Standard" style:list-style-name="L2">
      <style:text-properties officeooo:rsid="009c79f6" officeooo:paragraph-rsid="009d3be0"/>
    </style:style>
    <style:style style:name="P92" style:family="paragraph" style:parent-style-name="Standard" style:list-style-name="L2">
      <style:text-properties officeooo:rsid="00a0eec7" officeooo:paragraph-rsid="00a0eec7"/>
    </style:style>
    <style:style style:name="P93" style:family="paragraph" style:parent-style-name="Standard" style:list-style-name="L2">
      <style:text-properties officeooo:rsid="00a32828" officeooo:paragraph-rsid="00a32828"/>
    </style:style>
    <style:style style:name="P94" style:family="paragraph" style:parent-style-name="Standard" style:list-style-name="L2">
      <style:text-properties officeooo:rsid="00a4a77a" officeooo:paragraph-rsid="00a4a77a"/>
    </style:style>
    <style:style style:name="P95" style:family="paragraph" style:parent-style-name="Standard" style:list-style-name="L2">
      <style:text-properties officeooo:rsid="00a64cd3" officeooo:paragraph-rsid="00a64cd3"/>
    </style:style>
    <style:style style:name="P96" style:family="paragraph" style:parent-style-name="Standard" style:list-style-name="L2">
      <style:text-properties officeooo:rsid="00a79345" officeooo:paragraph-rsid="00a79345"/>
    </style:style>
    <style:style style:name="P97" style:family="paragraph" style:parent-style-name="Standard" style:list-style-name="L2">
      <style:text-properties officeooo:rsid="00a9b13f" officeooo:paragraph-rsid="00a9b13f"/>
    </style:style>
    <style:style style:name="P98" style:family="paragraph" style:parent-style-name="Standard" style:list-style-name="L2">
      <style:text-properties officeooo:rsid="00ab30c2" officeooo:paragraph-rsid="00ab30c2"/>
    </style:style>
    <style:style style:name="P99" style:family="paragraph" style:parent-style-name="Standard" style:list-style-name="L2">
      <style:text-properties officeooo:rsid="00abda67" officeooo:paragraph-rsid="00abda67"/>
    </style:style>
    <style:style style:name="P100" style:family="paragraph" style:parent-style-name="Standard" style:list-style-name="L2">
      <style:text-properties officeooo:rsid="00ae33ab" officeooo:paragraph-rsid="00ae33ab"/>
    </style:style>
    <style:style style:name="P101" style:family="paragraph" style:parent-style-name="Standard" style:list-style-name="L2">
      <style:text-properties officeooo:rsid="00b18f14" officeooo:paragraph-rsid="00b18f14"/>
    </style:style>
    <style:style style:name="P102" style:family="paragraph" style:parent-style-name="Standard" style:list-style-name="L2">
      <style:text-properties officeooo:rsid="00b2115a" officeooo:paragraph-rsid="00b2115a"/>
    </style:style>
    <style:style style:name="P103" style:family="paragraph" style:parent-style-name="Standard" style:list-style-name="L2">
      <style:text-properties officeooo:rsid="00b4a465" officeooo:paragraph-rsid="00b4a465"/>
    </style:style>
    <style:style style:name="P104" style:family="paragraph" style:parent-style-name="Standard" style:list-style-name="L2">
      <style:text-properties officeooo:rsid="00b73bb1" officeooo:paragraph-rsid="00b73bb1"/>
    </style:style>
    <style:style style:name="P105" style:family="paragraph" style:parent-style-name="Standard" style:list-style-name="L2">
      <style:text-properties officeooo:rsid="00b93879" officeooo:paragraph-rsid="00b93879"/>
    </style:style>
    <style:style style:name="P106" style:family="paragraph" style:parent-style-name="Standard" style:list-style-name="L2">
      <style:text-properties officeooo:rsid="00b9db0b" officeooo:paragraph-rsid="00b9db0b"/>
    </style:style>
    <style:style style:name="P107" style:family="paragraph" style:parent-style-name="Standard" style:list-style-name="L2">
      <style:text-properties officeooo:rsid="00bb2655" officeooo:paragraph-rsid="00bb2655"/>
    </style:style>
    <style:style style:name="P108" style:family="paragraph" style:parent-style-name="Standard" style:list-style-name="L2">
      <style:text-properties officeooo:rsid="00bb7867" officeooo:paragraph-rsid="00bb7867"/>
    </style:style>
    <style:style style:name="P109" style:family="paragraph" style:parent-style-name="Standard" style:list-style-name="L2">
      <style:text-properties officeooo:rsid="00bd5421" officeooo:paragraph-rsid="00bd5421"/>
    </style:style>
    <style:style style:name="P110" style:family="paragraph" style:parent-style-name="Standard" style:list-style-name="L2">
      <style:text-properties officeooo:rsid="00be1f23" officeooo:paragraph-rsid="00be1f23"/>
    </style:style>
    <style:style style:name="P111" style:family="paragraph" style:parent-style-name="Standard" style:list-style-name="L2">
      <style:text-properties officeooo:rsid="00bedfce" officeooo:paragraph-rsid="00bedfce"/>
    </style:style>
    <style:style style:name="P112" style:family="paragraph" style:parent-style-name="Standard" style:list-style-name="L2">
      <style:text-properties officeooo:rsid="00bef073" officeooo:paragraph-rsid="00bef073"/>
    </style:style>
    <style:style style:name="P113" style:family="paragraph" style:parent-style-name="Standard" style:list-style-name="L2">
      <style:text-properties officeooo:rsid="00bf7e1d" officeooo:paragraph-rsid="00bf7e1d"/>
    </style:style>
    <style:style style:name="P114" style:family="paragraph" style:parent-style-name="Standard" style:list-style-name="L2">
      <style:text-properties officeooo:rsid="00c1abc4" officeooo:paragraph-rsid="00c1abc4"/>
    </style:style>
    <style:style style:name="P115" style:family="paragraph" style:parent-style-name="Standard" style:list-style-name="L2">
      <style:text-properties officeooo:rsid="00c69e84" officeooo:paragraph-rsid="00c69e84"/>
    </style:style>
    <style:style style:name="P116" style:family="paragraph" style:parent-style-name="Standard" style:list-style-name="L2">
      <style:text-properties officeooo:rsid="00c806f2" officeooo:paragraph-rsid="00c806f2"/>
    </style:style>
    <style:style style:name="P117" style:family="paragraph" style:parent-style-name="Standard" style:list-style-name="L2">
      <style:text-properties officeooo:rsid="00cabda5" officeooo:paragraph-rsid="00cabda5"/>
    </style:style>
    <style:style style:name="P118" style:family="paragraph" style:parent-style-name="Standard" style:list-style-name="L2">
      <style:paragraph-properties fo:break-before="page"/>
      <style:text-properties officeooo:rsid="00827085" officeooo:paragraph-rsid="00827085"/>
    </style:style>
    <style:style style:name="T1" style:family="text">
      <style:text-properties officeooo:rsid="0017fc4d"/>
    </style:style>
    <style:style style:name="T2" style:family="text">
      <style:text-properties officeooo:rsid="00317ad8"/>
    </style:style>
    <style:style style:name="T3" style:family="text">
      <style:text-properties officeooo:rsid="0039755d"/>
    </style:style>
    <style:style style:name="T4" style:family="text">
      <style:text-properties officeooo:rsid="0041b51e"/>
    </style:style>
    <style:style style:name="T5" style:family="text">
      <style:text-properties officeooo:rsid="00552b3c"/>
    </style:style>
    <style:style style:name="T6" style:family="text">
      <style:text-properties officeooo:rsid="00589422"/>
    </style:style>
    <style:style style:name="T7" style:family="text">
      <style:text-properties officeooo:rsid="0067c601"/>
    </style:style>
    <style:style style:name="T8" style:family="text">
      <style:text-properties officeooo:rsid="009d3be0"/>
    </style:style>
    <style:style style:name="T9" style:family="text">
      <style:text-properties officeooo:rsid="009f1bde"/>
    </style:style>
    <style:style style:name="T10" style:family="text">
      <style:text-properties officeooo:rsid="00c98a1a"/>
    </style:style>
    <style:style style:name="T11" style:family="text">
      <style:text-properties style:text-underline-style="solid" style:text-underline-type="double" style:text-underline-width="auto" style:text-underline-color="font-color"/>
    </style:style>
    <style:style style:name="T12" style:family="text">
      <style:text-properties style:text-underline-style="non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elesning 7</text:p>
      <text:p text:style-name="P1"/>
      <text:list xml:id="list6762673898492458290" text:style-name="L2">
        <text:list-item>
          <text:p text:style-name="P2">Wireless landscape</text:p>
          <text:list>
            <text:list-item>
              <text:p text:style-name="P3">De forskjellige nettverkene for forskjellige rekkevidder </text:p>
              <text:list>
                <text:list-item>
                  <text:p text:style-name="P4">Wide area, local area, home network </text:p>
                </text:list-item>
              </text:list>
            </text:list-item>
          </text:list>
        </text:list-item>
        <text:list-item>
          <text:p text:style-name="P5">Vi ser å throughput </text:p>
          <text:list>
            <text:list-item>
              <text:p text:style-name="P6">Bit rate og rekkevidde </text:p>
              <text:list>
                <text:list-item>
                  <text:p text:style-name="P7">For å få mer av begge må man <text:span text:style-name="T1">selvfølgelig </text:span>bruke mer eneri </text:p>
                  <text:list>
                    <text:list-item>
                      <text:p text:style-name="P8">Kurven lihnr liyy på <draw:frame draw:style-name="fr1" draw:name="Object1" text:anchor-type="as-char" svg:y="-0.2437in" svg:width="0.4472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          </text:list-item>
                  </text:list>
                </text:list-item>
              </text:list>
            </text:list-item>
            <text:list-item>
              <text:p text:style-name="P9">Bluetooth (IEEE 802.15.1)</text:p>
              <text:list>
                <text:list-item>
                  <text:p text:style-name="P10">Ideen bar å ha et økosystem rundt en telefon </text:p>
                  <text:list>
                    <text:list-item>
                      <text:p text:style-name="P11">Det pleide å være bare 8 deltagere </text:p>
                    </text:list-item>
                    <text:list-item>
                      <text:p text:style-name="P12">2.4 Ghz -båndet </text:p>
                    </text:list-item>
                    <text:list-item>
                      <text:p text:style-name="P13">Støtter data og stemme-kommunikasjon </text:p>
                    </text:list-item>
                    <text:list-item>
                      <text:p text:style-name="P14">Det er en TDMA-approach </text:p>
                      <text:list>
                        <text:list-item>
                          <text:p text:style-name="P15">Man har en viss grad av garantier </text:p>
                        </text:list-item>
                        <text:list-item>
                          <text:p text:style-name="P16">Vanligvis er det ingen kollisjoner i en slot</text:p>
                        </text:list-item>
                        <text:list-item>
                          <text:p text:style-name="P17">Frequency-hopping CDMA</text:p>
                        </text:list-item>
                        <text:list-item>
                          <text:p text:style-name="P18">79 kanaler </text:p>
                        </text:list-item>
                        <text:list-item>
                          <text:p text:style-name="P19">Hver overføring skjer i en av disse kanalene </text:p>
                        </text:list-item>
                        <text:list-item>
                          <text:p text:style-name="P20">Fordi det er tilfeldig skal man være sikret mot at to noder koliderer hele tiden </text:p>
                        </text:list-item>
                        <text:list-item>
                          <text:p text:style-name="P21">Dokumentene er vanskelg å lese (Men kan lastes ned gratis) </text:p>
                        </text:list-item>
                        <text:list-item>
                          <text:p text:style-name="P22">Et lite nettverk kalles et pikonett <text:span text:style-name="T2">Det er et klart skille mellom det de kaller host, og (?). </text:span></text:p>
                          <text:list>
                            <text:list-item>
                              <text:p text:style-name="P23">Host controll er standardiser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MAC er gitt ved time-multiplexing<text:span text:style-name="T3">(?)</text:span></text:p>
                    </text:list-item>
                    <text:list-item>
                      <text:p text:style-name="P25">Om en pakke varer mer enn en slot bytter man ikke kanl </text:p>
                      <text:list>
                        <text:list-item>
                          <text:p text:style-name="P25">Men svaret kommer på kanalen som om man hadde hoppet vanlig </text:p>
                        </text:list-item>
                      </text:list>
                    </text:list-item>
                    <text:list-item>
                      <text:p text:style-name="P26">Bluetoot-states</text:p>
                      <text:list>
                        <text:list-item>
                          <text:p text:style-name="P27">De starter i standby state <text:tab/></text:p>
                        </text:list-item>
                        <text:list-item>
                          <text:p text:style-name="P28">Page brker mindre energi </text:p>
                        </text:list-item>
                        <text:list-item>
                          <text:p text:style-name="P28">Inqury (?) </text:p>
                        </text:list-item>
                      </text:list>
                    </text:list-item>
                    <text:list-item>
                      <text:p text:style-name="P29">Stemme har garanterete slots =&gt; greit for sanntid(?) </text:p>
                      <text:list>
                        <text:list-item>
                          <text:p text:style-name="P30">Det er ingen spesiell garanti <text:span text:style-name="T4">når man ser på timing </text:span></text:p>
                        </text:list-item>
                      </text:list>
                    </text:list-item>
                    <text:list-item>
                      <text:p text:style-name="P32">Scheduling i BT</text:p>
                      <text:list>
                        <text:list-item>
                          <text:p text:style-name="P31">Lokalt inne i en node </text:p>
                          <text:list>
                            <text:list-item>
                              <text:p text:style-name="P31">Ser det ut til å være FIFO</text:p>
                            </text:list-item>
                          </text:list>
                        </text:list-item>
                        <text:list-item>
                          <text:p text:style-name="P31">Intra piconet </text:p>
                          <text:list>
                            <text:list-item>
                              <text:p text:style-name="P32">Ingen er spessigisert </text:p>
                            </text:list-item>
                          </text:list>
                        </text:list-item>
                        <text:list-item>
                          <text:p text:style-name="P33">Inter piconet </text:p>
                          <text:list>
                            <text:list-item>
                              <text:p text:style-name="P33">Ingenting er spessifiser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Reduced trafic modes </text:p>
                      <text:list>
                        <text:list-item>
                          <text:p text:style-name="P34">Sniff mode </text:p>
                          <text:list>
                            <text:list-item>
                              <text:p text:style-name="P35">Slaven må høre på Tsniff intervaller </text:p>
                            </text:list-item>
                            <text:list-item>
                              <text:p text:style-name="P35">Park mode </text:p>
                              <text:list>
                                <text:list-item>
                                  <text:p text:style-name="P35">En node hører fremdeles til et pikonett, men er ikke leger aktiv </text:p>
                                </text:list-item>
                                <text:list-item>
                                  <text:p text:style-name="P35">Den fjernes fra de 7 aktive</text:p>
                                </text:list-item>
                                <text:list-item>
                                  <text:p text:style-name="P35"><text:soft-page-break/>Den må høre av og til på om masteren sier at den skal tilbake til active mod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Scaternett er et sett av piconett i samme region </text:p>
                  <text:list>
                    <text:list-item>
                      <text:p text:style-name="P37">En master kan ikke høre til flere pikonett, siden et pikonett er identifisert av n master </text:p>
                      <text:list>
                        <text:list-item>
                          <text:p text:style-name="P37">En slave kan fungere som en relay mellom flere pikonett, men ingen gjør det. </text:p>
                        </text:list-item>
                      </text:list>
                    </text:list-item>
                  </text:list>
                </text:list-item>
                <text:list-item>
                  <text:p text:style-name="P38">Encryption </text:p>
                  <text:list>
                    <text:list-item>
                      <text:p text:style-name="P39">Ikke sø veldig sterkt. + Man kan velge om det skal brukes eller ikke. </text:p>
                    </text:list-item>
                  </text:list>
                </text:list-item>
                <text:list-item>
                  <text:p text:style-name="P40">Om nodene er stnkronisert har man halvparten så stor sannsynliget for kollisjon som om man ikke lar de være synkronisert </text:p>
                </text:list-item>
                <text:list-item>
                  <text:p text:style-name="P41">Mekanismen er ganke effektiv med å unngå kollisjoner</text:p>
                  <text:list>
                    <text:list-item>
                      <text:p text:style-name="P42">Man øker sannsynligheten for kollisjoner når man <text:span text:style-name="T5">øker antall pikonett </text:span></text:p>
                    </text:list-item>
                    <text:list-item>
                      <text:p text:style-name="P43">Man kan ha rundt 40 pikonett. Etter det går det en del mindre </text:p>
                    </text:list-item>
                  </text:list>
                </text:list-item>
                <text:list-item>
                  <text:p text:style-name="P43">Bluetooth; Pros and cons</text:p>
                  <text:list>
                    <text:list-item>
                      <text:p text:style-name="P48">Pros:</text:p>
                      <text:list>
                        <text:list-item>
                          <text:p text:style-name="P44">lav interferens og fading</text:p>
                          <text:list>
                            <text:list-item>
                              <text:p text:style-name="P45">Mikrobølger kan påvirke. <text:span text:style-name="T6">(Men frekvensen endrer seg konstant hele tiden)</text:span></text:p>
                              <text:list>
                                <text:list-item>
                                  <text:p text:style-name="P46">Det er ikke så ille, både om man har samme frekvens eller frequency hoping 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7">Man trenger ikke å planlegge</text:p>
                        </text:list-item>
                        <text:list-item>
                          <text:p text:style-name="P47">Power-management er mulig </text:p>
                        </text:list-item>
                        <text:list-item>
                          <text:p text:style-name="P47">Device Discovery protocol </text:p>
                        </text:list-item>
                      </text:list>
                    </text:list-item>
                    <text:list-item>
                      <text:p text:style-name="P49">Cons: </text:p>
                      <text:list>
                        <text:list-item>
                          <text:p text:style-name="P50">point to multipoint liten rekkevidde </text:p>
                        </text:list-item>
                        <text:list-item>
                          <text:p text:style-name="P51">ingen real-time capabilities for data </text:p>
                        </text:list-item>
                        <text:list-item>
                          <text:p text:style-name="P51">Begrenset kapasitet (# Devices, throughput)</text:p>
                        </text:list-item>
                        <text:list-item>
                          <text:p text:style-name="P51">Lang connection time (op til 10.24 sekunder om man ikke kjenner til identiteten av masteren)</text:p>
                          <text:list>
                            <text:list-item>
                              <text:p text:style-name="P52">Vanskelig å ha noder som kommuniserer med hverandre på en sporadisk måte er dette problematisk.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Bluetooth extensions </text:p>
                  <text:list>
                    <text:list-item>
                      <text:p text:style-name="P54">Man kan ha en strøm med data der man ville ha hatt stemme-kommunikasjon </text:p>
                    </text:list-item>
                  </text:list>
                </text:list-item>
                <text:list-item>
                  <text:p text:style-name="P55">BLE: </text:p>
                  <text:list>
                    <text:list-item>
                      <text:p text:style-name="P56">Version 4: fra 1 til 2 mbps </text:p>
                    </text:list-item>
                    <text:list-item>
                      <text:p text:style-name="P57"><text:span text:style-name="T7">Version 5 (2016) </text:span>Long range: De begynte også å ta i bruk mesh </text:p>
                    </text:list-item>
                  </text:list>
                </text:list-item>
                <text:list-item>
                  <text:p text:style-name="P58">Bluetooth QoS</text:p>
                  <text:list>
                    <text:list-item>
                      <text:p text:style-name="P59">På SCO og eSCO links</text:p>
                      <text:list>
                        <text:list-item>
                          <text:p text:style-name="P59">Konstant bit rate </text:p>
                        </text:list-item>
                        <text:list-item>
                          <text:p text:style-name="P60">Error correction var mulig, men man gjorde det skjeldent på strømmer </text:p>
                        </text:list-item>
                        <text:list-item>
                          <text:p text:style-name="P60">Bare en link per slave </text:p>
                        </text:list-item>
                      </text:list>
                    </text:list-item>
                    <text:list-item>
                      <text:p text:style-name="P61">På ACL links </text:p>
                      <text:list>
                        <text:list-item>
                          <text:p text:style-name="P62">Managed etter «Tokens bucket» algoritme </text:p>
                          <text:list>
                            <text:list-item>
                              <text:p text:style-name="P63">Mean througput med noen peak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4">BTLE</text:p>
                  <text:list>
                    <text:list-item>
                      <text:p text:style-name="P65">Problemet var at man ville vare en til to dager på baterier </text:p>
                    </text:list-item>
                    <text:list-item>
                      <text:p text:style-name="P66">Skal vare et år på klokkebateri </text:p>
                    </text:list-item>
                    <text:list-item>
                      <text:p text:style-name="P67">Dele status ( 10 ganger/s, 1gang/30s) </text:p>
                    </text:list-item>
                    <text:list-item>
                      <text:p text:style-name="P68">Ga større mulighet for at man kunne sove</text:p>
                    </text:list-item>
                  </text:list>
                </text:list-item>
                <text:list-item>
                  <text:p text:style-name="P69"><text:soft-page-break/>BLE Novelties </text:p>
                  <text:list>
                    <text:list-item>
                      <text:p text:style-name="P69">Mostly new Physical layer</text:p>
                    </text:list-item>
                    <text:list-item>
                      <text:p text:style-name="P69">Ny advertisement mekanisme </text:p>
                      <text:list>
                        <text:list-item>
                          <text:p text:style-name="P70">Enhver node kan settes til å være en advertiser </text:p>
                        </text:list-item>
                        <text:list-item>
                          <text:p text:style-name="P71">Den overfører en advertisement (En pakke)</text:p>
                          <text:list>
                            <text:list-item>
                              <text:p text:style-name="P71">Den overfører på tre forkjellige kanaler </text:p>
                            </text:list-item>
                            <text:list-item>
                              <text:p text:style-name="P72">For å redusere sannsynligheten for pakketap sendes de tre ganger </text:p>
                            </text:list-item>
                            <text:list-item>
                              <text:p text:style-name="P73">De sendes også med en tilfeldig variasjon («Jitteren») </text:p>
                              <text:list>
                                <text:list-item>
                                  <text:p text:style-name="P73">Slik at man slipper at to advertisere som sender til hverandre ikke skal ha systematiske kollisjone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4">EN ELLER GANG I MAI VIL DET VÆRE EN MIDTERM EKSAMEN </text:p>
                </text:list-item>
              </text:list>
            </text:list-item>
          </text:list>
        </text:list-item>
      </text:list>
      <text:p text:style-name="P75"/>
      <text:list xml:id="list115716908253036" text:continue-numbering="true" text:style-name="L2">
        <text:list-item>
          <text:p text:style-name="P118">ble novelties </text:p>
          <text:list>
            <text:list-item>
              <text:p text:style-name="P76">Det er mulig å sene en respons <text:s/>noen av disse advertisement(...)</text:p>
              <text:list>
                <text:list-item>
                  <text:p text:style-name="P76">Man ver om ekstra informasjon av scan-responsen </text:p>
                </text:list-item>
                <text:list-item>
                  <text:p text:style-name="P76">Man kan utvekslie informasjon uten å ha en forbindelse </text:p>
                </text:list-item>
                <text:list-item>
                  <text:p text:style-name="P77">Man kan også, selvsaft sette opp forbindelser </text:p>
                  <text:list>
                    <text:list-item>
                      <text:p text:style-name="P78">Connnection interval: Hvor hyppig utvekslinger skjer </text:p>
                    </text:list-item>
                    <text:list-item>
                      <text:p text:style-name="P79">Connection intervalet kan forhandles</text:p>
                    </text:list-item>
                    <text:list-item>
                      <text:p text:style-name="P79">Sending og receibving skjer på forskjellige kanaler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Bluetooth mesh </text:p>
          <text:list>
            <text:list-item>
              <text:p text:style-name="P81">Nodene har relays.</text:p>
              <text:list>
                <text:list-item>
                  <text:p text:style-name="P81">Man har ikke lenger</text:p>
                </text:list-item>
              </text:list>
            </text:list-item>
            <text:list-item>
              <text:p text:style-name="P81">Man legger til muligheten for at en noe kan være med i to interaksjoner </text:p>
              <text:list>
                <text:list-item>
                  <text:p text:style-name="P82">elv om det </text:p>
                </text:list-item>
                <text:list-item>
                  <text:p text:style-name="P82">Det er ikke noe konsept av pikonett </text:p>
                </text:list-item>
                <text:list-item>
                  <text:p text:style-name="P83">Dette har blitt utvidet til bluetooth mesh. </text:p>
                  <text:list>
                    <text:list-item>
                      <text:p text:style-name="P84">Dette er bassert på publish-subscribe og flooding </text:p>
                    </text:list-item>
                    <text:list-item>
                      <text:p text:style-name="P85">Funker (Men det er ikke så effektivt med hensyn på energi)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"/>
        </text:list-item>
        <text:list-item>
          <text:p text:style-name="P86">WI-fi </text:p>
          <text:list>
            <text:list-item>
              <text:p text:style-name="P87">TO moduser </text:p>
              <text:list>
                <text:list-item>
                  <text:p text:style-name="P87">Station to station uten koordination </text:p>
                  <text:list>
                    <text:list-item>
                      <text:p text:style-name="P87">Ad hoc network eller DCF</text:p>
                    </text:list-item>
                  </text:list>
                </text:list-item>
                <text:list-item>
                  <text:p text:style-name="P86">Infra structure mode </text:p>
                  <text:list>
                    <text:list-item>
                      <text:p text:style-name="P86">an ar en kordinerende node (Et aksess-punkt)</text:p>
                      <text:list>
                        <text:list-item>
                          <text:p text:style-name="P86">De fleste nettverk er laget som et infra-structure network </text:p>
                        </text:list-item>
                      </text:list>
                    </text:list-item>
                  </text:list>
                </text:list-item>
                <text:list-item>
                  <text:p text:style-name="P88">Tre physical later options </text:p>
                </text:list-item>
                <text:list-item>
                  <text:p text:style-name="P89">MAC: CSMA/CA + contention.less perion ()</text:p>
                </text:list-item>
              </text:list>
            </text:list-item>
            <text:list-item>
              <text:p text:style-name="P89">Det er en veldig stor familie </text:p>
            </text:list-item>
          </text:list>
        </text:list-item>
        <text:list-item>
          <text:p text:style-name="P91"><text:span text:style-name="T8">TO PORTS </text:span></text:p>
          <text:list>
            <text:list-item>
              <text:p text:style-name="P91">DCF</text:p>
              <text:list>
                <text:list-item>
                  <text:p text:style-name="P90">Distrubuted <text:s/><text:span text:style-name="T9">COMMUNICATION FUNCTION function </text:span></text:p>
                  <text:list>
                    <text:list-item>
                      <text:p text:style-name="P92">OM det er stillhet lenge nok sender man </text:p>
                      <text:list>
                        <text:list-item>
                          <text:p text:style-name="P92">Etter en viss maksimal periode må mottakeren sende en ack</text:p>
                        </text:list-item>
                      </text:list>
                    </text:list-item>
                    <text:list-item>
                      <text:p text:style-name="P93">Contention window etter akcen for at man kan prøve på nytt. </text:p>
                    </text:list-item>
                    <text:list-item>
                      <text:p text:style-name="P94">Request to send, clear to send </text:p>
                      <text:list>
                        <text:list-item>
                          <text:p text:style-name="P94">Pakkn inneholder lengde på dataen </text:p>
                        </text:list-item>
                        <text:list-item>
                          <text:p text:style-name="P94">Om det er en kollisjon i rts kan man kjenne dette igjen på mangelen av en cts</text:p>
                          <text:list>
                            <text:list-item>
                              <text:p text:style-name="P95">Men man mister bare cts-pakken</text:p>
                            </text:list-item>
                            <text:list-item>
                              <text:p text:style-name="P96">alle noder som følger protokollen vil følge denne protokolle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RTS-cts reduserer ikke sannsynligheten for kollisjoner, men det reduserer konsekvensene av en </text:p>
                      <text:list>
                        <text:list-item>
                          <text:p text:style-name="P98">Nyttig når man har pakker som er store nok </text:p>
                        </text:list-item>
                        <text:list-item>
                          <text:p text:style-name="P99">Man har en threshold på maskinen som man kan lese/stille inn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0">CSMA:</text:p>
          <text:list>
            <text:list-item>
              <text:p text:style-name="P100">Om man ikke har eksponensiell backof får man den typiske kurven, hvor flere noder ender opp med å kvele nettverket. </text:p>
            </text:list-item>
          </text:list>
        </text:list-item>
        <text:list-item>
          <text:p text:style-name="P101">Aksess-punkter seder beacons periodisk </text:p>
          <text:list>
            <text:list-item>
              <text:p text:style-name="P101">Det er hvor navnet på nettverket sendes </text:p>
            </text:list-item>
            <text:list-item>
              <text:p text:style-name="P102"><text:soft-page-break/>Man kan spessifisere at det er contentionless </text:p>
              <text:list>
                <text:list-item>
                  <text:p text:style-name="P103">=&gt; Uten kollisjon innenfor nettverket om man har uten contention.</text:p>
                </text:list-item>
                <text:list-item>
                  <text:p text:style-name="P104">Dette er en Valgfri connection oriented protokollen</text:p>
                </text:list-item>
              </text:list>
            </text:list-item>
          </text:list>
        </text:list-item>
        <text:list-item>
          <text:p text:style-name="P104">QoS begrensninger</text:p>
          <text:list>
            <text:list-item>
              <text:p text:style-name="P105">Ingen forkjell på trafikken </text:p>
            </text:list-item>
            <text:list-item>
              <text:p text:style-name="P106">Mulige forbedringer </text:p>
              <text:list>
                <text:list-item>
                  <text:p text:style-name="P107">Man kan bruke DCF og gjøre en eller annen forskjell i trafikken </text:p>
                  <text:list>
                    <text:list-item>
                      <text:p text:style-name="P107">For eksempel forskjellig backof</text:p>
                    </text:list-item>
                    <text:list-item>
                      <text:p text:style-name="P108">Mankan også implementere en virituell MAC (Vi snakker ikke om dette</text:p>
                    </text:list-item>
                  </text:list>
                </text:list-item>
                <text:list-item>
                  <text:p text:style-name="P108">Station bsed differentiation </text:p>
                  <text:list>
                    <text:list-item>
                      <text:p text:style-name="P109">Håndteres av snetrum(?) </text:p>
                    </text:list-item>
                  </text:list>
                </text:list-item>
                <text:list-item>
                  <text:p text:style-name="P109">Queue based service differentation i DCF </text:p>
                </text:list-item>
                <text:list-item>
                  <text:p text:style-name="P110">Queue based service differentiation i PCF</text:p>
                  <text:list>
                    <text:list-item>
                      <text:p text:style-name="P110">HCF</text:p>
                    </text:list-item>
                  </text:list>
                </text:list-item>
                <text:list-item>
                  <text:p text:style-name="P110">Error control based schemes </text:p>
                  <text:list>
                    <text:list-item>
                      <text:p text:style-name="P110">Selective retransmit </text:p>
                    </text:list-item>
                    <text:list-item>
                      <text:p text:style-name="P110">Go back n </text:p>
                    </text:list-item>
                  </text:list>
                </text:list-item>
                <text:list-item>
                  <text:p text:style-name="P111">2007</text:p>
                  <text:list>
                    <text:list-item>
                      <text:p text:style-name="P112">Qualiry of service;</text:p>
                      <text:list>
                        <text:list-item>
                          <text:p text:style-name="P112">QAP : QoS Access Point </text:p>
                        </text:list-item>
                        <text:list-item>
                          <text:p text:style-name="P112">...</text:p>
                        </text:list-item>
                      </text:list>
                    </text:list-item>
                    <text:list-item>
                      <text:p text:style-name="P113">Utvide DCF med </text:p>
                      <text:list>
                        <text:list-item>
                          <text:p text:style-name="P113">HCF: Hybrid coordinationfunction </text:p>
                        </text:list-item>
                      </text:list>
                    </text:list-item>
                    <text:list-item>
                      <text:p text:style-name="P113">Group acknowlidge </text:p>
                    </text:list-item>
                    <text:list-item>
                      <text:p text:style-name="P114">Automatioc power-save delivery</text:p>
                    </text:list-item>
                    <text:list-item>
                      <text:p text:style-name="P115">Koordinateoren er ofte ko-allokert med aksesspunktet </text:p>
                    </text:list-item>
                    <text:list-item>
                      <text:p text:style-name="P116">Kom blandt annet fordi stemme over telefon <text:span text:style-name="T10">over WiFi</text:span></text:p>
                    </text:list-item>
                  </text:list>
                </text:list-item>
                <text:list-item>
                  <text:p text:style-name="P117">Stemme har større sannsynlighet for å komme seg gjennom </text:p>
                  <text:list>
                    <text:list-item>
                      <text:p text:style-name="P117">Voice<text:span text:style-name="T11"> </text:span><text:span text:style-name="T12">=&gt;</text:span> video =&gt; <text:s/>best effort =&gt; background </text:p>
                      <text:list>
                        <text:list-item>
                          <text:p text:style-name="P117">Voice er mer følsomt ovenfor jitter en video </text:p>
                        </text:list-item>
                      </text:list>
                    </text:list-item>
                    <text:list-item>
                      <text:p text:style-name="P117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0:15:36.824711981</meta:creation-date>
    <meta:generator>LibreOffice/5.1.6.2$Linux_X86_64 LibreOffice_project/10m0$Build-2</meta:generator>
    <dc:date>2019-04-15T11:57:15.565859761</dc:date>
    <meta:editing-duration>PT1H40M6S</meta:editing-duration>
    <meta:editing-cycles>188</meta:editing-cycles>
    <meta:document-statistic meta:table-count="0" meta:image-count="0" meta:object-count="1" meta:page-count="5" meta:paragraph-count="174" meta:word-count="1275" meta:character-count="6810" meta:non-whitespace-character-count="5758"/>
  </office:meta>
</office:document-meta>
</file>

<file path=Object 1/content.xml><?xml version="1.0" encoding="utf-8"?>
<math xmlns="http://www.w3.org/1998/Math/MathML" display="block">
  <semantics>
    <mrow>
      <mi>y</mi>
      <mo stretchy="false">=</mo>
      <mfrac>
        <mn>1</mn>
        <mi>x</mi>
      </mfrac>
    </mrow>
    <annotation encoding="StarMath 5.0">y= 1 over x </annotation>
  </semantics>
</math>
</file>